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Bar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Bar</text:h>
                    <text:list>
                        <text:list-item>
                            <text:h text:style-name="Heading_20_2" text:outline-level="2">Description</text:h>
                        </text:list-item>
                    </text:list>
                </text:list-item>
            </text:list>

            <text:p text:style-name="Standard">The bar object has a background and an indicator on it. The width of the indicator is set according to the current value of the bar.</text:p><text:p text:style-name="Standard">Vertical bars can be created if the width of the object is smaller than its height.</text:p><text:p text:style-name="Standard">Not only the end, but also the start value of the bar can be set, which changes the start position of the indicator.</text:p><text:p text:style-name="Standard">More info (<text:a xlink:type="simple" xlink:href="https://docs.lvgl.io/8.3/widgets/core/bar.html" text:style-name="Internet_20_link" text:visited-style-name="Visited_20_Internet_20_Link">link</text:a>)</text:p>

            
                <text:list xml:id="list_Bar2" text:continue-numbering="true" text:continue-list="list_Bar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Bar4" text:continue-numbering="true" text:style-name="Outline">
                                                <text:list-item>
                                                    <text:list>
                                                        <text:list-item>
                                                            <text:list>
                                                                <text:list-item>
                                                                    <text:h text:style-name="Heading_20_3" text:outline-level="3">
                                                                        Min
                                                                        <text:s text:c="4"/>
                                                                        <text:span text:style-name="T2">Number</text:span>
                                                                    </text:h>
                                                                </text:list-item>
                                                            </text:list>
                                                        </text:list-item>
                                                    </text:list>
                                                </text:list-item>
                                            </text:list>
                                            <text:p text:style-name="Standard">The minimum value that <text:span text:style-name="backtick">Value</text:span> and <text:span text:style-name="backtick">Value start</text:span> can contain.</text:p>,
                                            <text:list xml:id="list_Bar5" text:continue-numbering="true" text:continue-list="list_Bar4" text:style-name="Outline">
                                                <text:list-item>
                                                    <text:list>
                                                        <text:list-item>
                                                            <text:list>
                                                                <text:list-item>
                                                                    <text:h text:style-name="Heading_20_3" text:outline-level="3">
                                                                        Max
                                                                        <text:s text:c="4"/>
                                                                        <text:span text:style-name="T2">Number</text:span>
                                                                    </text:h>
                                                                </text:list-item>
                                                            </text:list>
                                                        </text:list-item>
                                                    </text:list>
                                                </text:list-item>
                                            </text:list>
                                            <text:p text:style-name="Standard">The maximum value that <text:span text:style-name="backtick">Value</text:span> and <text:span text:style-name="backtick">Value start</text:span> can contain.</text:p>,
                                            <text:list xml:id="list_Bar6" text:continue-numbering="true" text:continue-list="list_Bar5"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Bar mode options:</text:p>
                    <text:list xml:id="list_Bar7" text:style-name="List_20_1">
                        
                        <text:list-item>
                            <text:p text:style-name="List_20_1_20_End">
                                <text:span text:style-name="backtick">NORMAL</text:span> – A normal bar.
                            </text:p>
                            
                        </text:list-item>
                        
                    

                        <text:list-item>
                            <text:p text:style-name="List_20_1_20_End">
                                <text:span text:style-name="backtick">SYMMETRICAL</text:span> – Draw the indicator from the zero value to current value. Requires a negative minimum range and positive maximum range.
                            </text:p>
                            
                        </text:list-item>
                        
                    

                        <text:list-item>
                            <text:p text:style-name="List_20_1_20_End">
                                <text:span text:style-name="backtick">RANGE</text:span> – Allows setting the start value (<text:span text:style-name="backtick">Value start</text:span> property) and end value (<text:span text:style-name="backtick">Value</text:span> property).
                            </text:p>
                            
                        </text:list-item>
                        
                    
                    </text:list>
                ,
                                            <text:list xml:id="list_Bar8" text:continue-numbering="true" text:continue-list="list_Bar6" text:style-name="Outline">
                                                <text:list-item>
                                                    <text:list>
                                                        <text:list-item>
                                                            <text:list>
                                                                <text:list-item>
                                                                    <text:h text:style-name="Heading_20_3" text:outline-level="3">
                                                                        Value
                                                                        <text:s text:c="4"/>
                                                                        <text:span text:style-name="T2">EXPRESSION (integer)</text:span>
                                                                    </text:h>
                                                                </text:list-item>
                                                            </text:list>
                                                        </text:list-item>
                                                    </text:list>
                                                </text:list-item>
                                            </text:list>
                                            <text:p text:style-name="Standard">The end value on the bar.</text:p>,
                                            <text:list xml:id="list_Bar9" text:continue-numbering="true" text:continue-list="list_Bar8" text:style-name="Outline">
                                                <text:list-item>
                                                    <text:list>
                                                        <text:list-item>
                                                            <text:list>
                                                                <text:list-item>
                                                                    <text:h text:style-name="Heading_20_3" text:outline-level="3">
                                                                        Value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text:span> can be evaluated from the expression.</text:p>,
                                            <text:list xml:id="list_Bar10" text:continue-numbering="true" text:continue-list="list_Bar9" text:style-name="Outline">
                                                <text:list-item>
                                                    <text:list>
                                                        <text:list-item>
                                                            <text:list>
                                                                <text:list-item>
                                                                    <text:h text:style-name="Heading_20_3" text:outline-level="3">
                                                                        Value start
                                                                        <text:s text:c="4"/>
                                                                        <text:span text:style-name="T2">EXPRESSION (integer)</text:span>
                                                                    </text:h>
                                                                </text:list-item>
                                                            </text:list>
                                                        </text:list-item>
                                                    </text:list>
                                                </text:list-item>
                                            </text:list>
                                            <text:p text:style-name="Standard">The start value on the bar if <text:span text:style-name="backtick">RANGE</text:span> mode is selected.</text:p>,
                                            <text:list xml:id="list_Bar11" text:continue-numbering="true" text:continue-list="list_Bar10" text:style-name="Outline">
                                                <text:list-item>
                                                    <text:list>
                                                        <text:list-item>
                                                            <text:list>
                                                                <text:list-item>
                                                                    <text:h text:style-name="Heading_20_3" text:outline-level="3">
                                                                        Value start type
                                                                        <text:s text:c="4"/>
                                                                        <text:span text:style-name="T2">Enum</text:span>
                                                                    </text:h>
                                                                </text:list-item>
                                                            </text:list>
                                                        </text:list-item>
                                                    </text:list>
                                                </text:list-item>
                                            </text:list>
                                            <text:p text:style-name="Standard">Select between <text:span text:style-name="backtick">Literal</text:span> and <text:span text:style-name="backtick">Expression</text:span>. If <text:span text:style-name="backtick">Expression</text:span> is selected then <text:span text:style-name="backtick">Value start</text:span> can be evaluated from the expression.</text:p>,
                                            <text:list xml:id="list_Bar12" text:continue-numbering="true" text:continue-list="list_Bar11" text:style-name="Outline">
                                                <text:list-item>
                                                    <text:list>
                                                        <text:list-item>
                                                            <text:list>
                                                                <text:list-item>
                                                                    <text:h text:style-name="Heading_20_3" text:outline-level="3">
                                                                        Enable animation
                                                                        <text:s text:c="4"/>
                                                                        <text:span text:style-name="T2">Boolean</text:span>
                                                                    </text:h>
                                                                </text:list-item>
                                                            </text:list>
                                                        </text:list-item>
                                                    </text:list>
                                                </text:list-item>
                                            </text:list>
                                            <text:p text:style-name="Standard">If enabled then value change will be animated. Duration of animation is controlled with the style property ("Miscellaneous" section) "Anim time" in LVGL 8.4 or "Anim duration" in LVGL 9.1.</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Bar13" text:continue-numbering="true" text:continue-list="list_Bar12"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Bar14" text:continue-numbering="true" text:continue-list="list_Bar1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Bar15" text:continue-numbering="true" text:continue-list="list_Bar1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Bar16" text:continue-numbering="true" text:continue-list="list_Bar1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Bar17" text:continue-numbering="true" text:continue-list="list_Bar1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Bar1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Bar19" text:continue-numbering="true" text:continue-list="list_Bar1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Bar20" text:continue-numbering="true" text:continue-list="list_Bar1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Bar2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Bar22" text:continue-numbering="true" text:continue-list="list_Bar2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Bar23" text:continue-numbering="true" text:continue-list="list_Bar2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Bar2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Bar25" text:continue-numbering="true" text:continue-list="list_Bar2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Bar26" text:continue-numbering="true" text:continue-list="list_Bar2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Bar2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Bar28" text:continue-numbering="true" text:continue-list="list_Bar2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Bar29" text:continue-numbering="true" text:continue-list="list_Bar2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Bar30" text:continue-numbering="true" text:continue-list="list_Bar2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Bar31" text:continue-numbering="true" text:continue-list="list_Bar3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Bar32" text:continue-numbering="true" text:continue-list="list_Bar3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Bar33" text:continue-numbering="true" text:continue-list="list_Bar3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Bar34" text:continue-numbering="true" text:continue-list="list_Bar3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Bar35" text:continue-numbering="true" text:continue-list="list_Bar3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Bar36" text:continue-numbering="true" text:continue-list="list_Bar3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Bar37" text:continue-numbering="true" text:continue-list="list_Bar3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Bar38" text:continue-numbering="true" text:continue-list="list_Bar3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Bar39" text:continue-numbering="true" text:continue-list="list_Bar3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Bar40" text:continue-numbering="true" text:continue-list="list_Bar3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Bar41" text:continue-numbering="true" text:continue-list="list_Bar4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Bar42" text:continue-numbering="true" text:continue-list="list_Bar4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Bar43" text:continue-numbering="true" text:continue-list="list_Bar4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Bar44" text:continue-numbering="true" text:continue-list="list_Bar4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Bar45" text:continue-numbering="true" text:continue-list="list_Bar4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Bar46" text:continue-numbering="true" text:continue-list="list_Bar4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Bar47" text:continue-numbering="true" text:continue-list="list_Bar4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Bar48" text:continue-numbering="true" text:continue-list="list_Bar4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Bar49" text:continue-numbering="true" text:continue-list="list_Bar4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Bar50" text:continue-numbering="true" text:continue-list="list_Bar4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Bar51" text:continue-numbering="true" text:continue-list="list_Bar5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Bar52" text:continue-numbering="true" text:continue-list="list_Bar5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Bar5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Bar54" text:continue-numbering="true" text:continue-list="list_Bar5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Bar5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Bar56" text:continue-numbering="true" text:continue-list="list_Bar5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Bar57" text:continue-numbering="true" text:continue-list="list_Bar5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Bar58" text:continue-numbering="true" text:continue-list="list_Bar5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Bar59" text:continue-numbering="true" text:continue-list="list_Bar5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Bar60" text:continue-numbering="true" text:continue-list="list_Bar5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Bar61" text:continue-numbering="true" text:continue-list="list_Bar6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Bar62" text:continue-numbering="true" text:continue-list="list_Bar6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Bar6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Bar64" text:continue-numbering="true" text:continue-list="list_Bar6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Bar65" text:continue-numbering="true" text:continue-list="list_Bar6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Bar66" text:continue-numbering="true" text:continue-list="list_Bar6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Bar3" text:continue-numbering="true" text:continue-list="list_Bar2" text:style-name="Outline">
                        <text:list-item>
                            <text:list>
                                <text:list-item>
                                    <text:h text:style-name="Heading_20_2" text:outline-level="2">Examples</text:h>
                                </text:list-item>
                            </text:list>
                        </text:list-item>
                    </text:list>
                    <text:p text:style-name="Standard"/>
                    
                    <text:list xml:id="list_Bar67"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